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547cm"/>
    </style:style>
    <style:style style:name="co4" style:family="table-column">
      <style:table-column-properties fo:break-before="auto" style:column-width="8.645cm"/>
    </style:style>
    <style:style style:name="co5" style:family="table-column">
      <style:table-column-properties fo:break-before="auto" style:column-width="0.609cm"/>
    </style:style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7.13cm"/>
    </style:style>
    <style:style style:name="co8" style:family="table-column">
      <style:table-column-properties fo:break-before="auto" style:column-width="0.563cm"/>
    </style:style>
    <style:style style:name="co11" style:family="table-column">
      <style:table-column-properties fo:break-before="auto" style:column-width="0.72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5" table:default-cell-style-name="ce19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11" table:default-cell-style-name="ce5"/>
        <table:table-column table:style-name="co9" table:number-columns-repeated="1014" table:default-cell-style-name="ce5"/>
        <table:table-column table:style-name="co9" table:default-cell-style-name="Default"/>
        <table:table-row table:style-name="ro2">
          <table:table-cell/>
          <table:table-cell table:style-name="ce4" office:value-type="string" calcext:value-type="string">
            <text:p>Состав полного набора для сборки принтера SibRap версии 1.4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Блок электроники RAMPS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Плата Arduino MEGA 2560 R3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4" calcext:value-type="float">
            <text:p>34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Набор шаговых двигателей NEMA17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24"/>
          <table:table-cell table:style-name="ce7" office:value-type="string" calcext:value-type="string">
            <text:p>Плата RAMPS 1.4 (с клеммами питания и штекером вентилятора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Направляющие (4х400+2х434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7" office:value-type="string" calcext:value-type="string">
            <text:p>Драйвера моторов DRV882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36" calcext:value-type="float">
            <text:p>36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Шпильки (М8(4x324)+М5(2x330),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еж (см. стр. 5 расклада крепежа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7" calcext:value-type="float">
            <text:p>37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Шпильки M8 210, 135, 155 мм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4"/>
          <table:table-cell table:style-name="ce12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8" calcext:value-type="float">
            <text:p>38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4">
          <table:table-cell table:style-name="ce3"/>
          <table:table-cell table:style-name="ce9" office:value-type="string" calcext:value-type="string">
            <text:p>Нагревательный элемент с керамическим нагревателем</text:p>
          </table:table-cell>
          <table:table-cell table:style-name="ce15"/>
          <table:table-cell table:style-name="ce20"/>
          <table:table-cell table:style-name="ce23" office:value-type="string" calcext:value-type="string">
            <text:p>'==&gt;</text:p>
          </table:table-cell>
          <table:table-cell table:style-name="ce7" office:value-type="string" calcext:value-type="string">
            <text:p>Нагревательный элемент (под керамику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9" calcext:value-type="float">
            <text:p>39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лита стол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онкая шайба из фторопласт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0" calcext:value-type="float">
            <text:p>40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Крепежная плита под стол, алюмини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ерамический нагреватель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1" calcext:value-type="float">
            <text:p>41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Нагревательный стол (РЭН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атчик сопла до 300 С (термистор NTC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2" calcext:value-type="float">
            <text:p>42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Ремень GT2 180 с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3" calcext:value-type="float">
            <text:p>43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Шкивы для ремней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8" office:value-type="string" calcext:value-type="string">
            <text:p>Наконечник диаметр 2,2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44" calcext:value-type="float">
            <text:p>44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Сопло для 3d-принтера 0.5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ежный упорный винт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5" calcext:value-type="float">
            <text:p>45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Детали из АБС-пласти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Головка экструдера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46" calcext:value-type="float">
            <text:p>4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одшипники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4"/>
          <table:table-cell table:style-name="ce7" office:value-type="string" calcext:value-type="string">
            <text:p>Ремень стола</text:p>
          </table:table-cell>
          <table:table-cell table:style-name="ce15" office:value-type="float" office:value="9" calcext:value-type="float">
            <text:p>9</text:p>
          </table:table-cell>
          <table:table-cell table:style-name="ce20"/>
          <table:table-cell table:style-name="ce29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Алюминиевая ось под подшипник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тяжитель экструдера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8" calcext:value-type="float">
            <text:p>48</text:p>
          </table:table-cell>
          <table:table-cell table:number-columns-repeated="1015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Алюминиевая ско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репления концевых датчиков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49" calcext:value-type="float">
            <text:p>49</text:p>
          </table:table-cell>
          <table:table-cell table:number-columns-repeated="1015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Алюминиевый радиато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ержатель разъема Molex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Линейные подшипники LM8UU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большая шестерня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Болт с канавк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малая шестерня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Резиновая трубка, 4 с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правляющие (детали каретки Х)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3" calcext:value-type="float">
            <text:p>53</text:p>
          </table:table-cell>
          <table:table-cell table:number-columns-repeated="1015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Стекло 210х210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Хомуты М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Вентилятор 80х25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ожки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Блок питания 12В 15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Зажимы направляющих Z</text:p>
          </table:table-cell>
          <table:table-cell table:style-name="ce16" office:value-type="float" office:value="8" calcext:value-type="float">
            <text:p>8</text:p>
          </table:table-cell>
          <table:table-cell table:style-name="ce20"/>
          <table:table-cell table:style-name="ce29" office:value-type="float" office:value="56" calcext:value-type="float">
            <text:p>56</text:p>
          </table:table-cell>
          <table:table-cell table:style-name="ce2" table:number-columns-repeated="4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Клеммы для БП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5"/>
          <table:table-cell table:style-name="ce11" office:value-type="string" calcext:value-type="string">
            <text:p>Ушки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7" calcext:value-type="float">
            <text:p>57</text:p>
          </table:table-cell>
          <table:table-cell table:number-columns-repeated="1015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Концевые датчики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8" office:value-type="string" calcext:value-type="string">
            <text:p>Держатель катушки</text:p>
          </table:table-cell>
          <table:table-cell table:style-name="ce17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8" calcext:value-type="float">
            <text:p>58</text:p>
          </table:table-cell>
          <table:table-cell table:number-columns-repeated="1015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Разъем питания сопла Molex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ление вентилятора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59" calcext:value-type="float">
            <text:p>59</text:p>
          </table:table-cell>
          <table:table-cell table:number-columns-repeated="1015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Линейка PBS-40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Барашек на экструдер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0" office:value-type="string" calcext:value-type="string">
            <text:p>Оргстекло набор детале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Рама 18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61" calcext:value-type="float">
            <text:p>61</text:p>
          </table:table-cell>
          <table:table-cell table:number-columns-repeated="1015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Гайки М5 ходовые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Мотор Y 8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Клеммы кабеля подключения стола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Каретка X 8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63" calcext:value-type="float">
            <text:p>63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0" office:value-type="string" calcext:value-type="string">
            <text:p>Детали из фторопласта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Прижимная шай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Разъем подключения датчика стола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ермобарьер (на 1.75 мм) с резьб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Сетевой шну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28" office:value-type="string" calcext:value-type="string">
            <text:p>Переходник на 1.75 мм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table:style-name="ce3"/>
          <table:table-cell table:style-name="ce10" office:value-type="string" calcext:value-type="string">
            <text:p>Крепеж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metiz-v1-4.ods?raw=true</text:p>
          </table:table-cell>
          <table:table-cell table:style-name="ce26" table:number-columns-repeated="2"/>
          <table:table-cell table:style-name="ce31" office:value-type="float" office:value="67" calcext:value-type="float">
            <text:p>67</text:p>
          </table:table-cell>
          <table:table-cell table:number-columns-repeated="1015"/>
        </table:table-row>
        <table:table-row table:style-name="ro7">
          <table:table-cell table:style-name="ce3"/>
          <table:table-cell table:style-name="ce10" office:value-type="string" calcext:value-type="string">
            <text:p>Провода, трубка-усад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wires-v1-4.ods?raw=true</text:p>
          </table:table-cell>
          <table:table-cell table:style-name="ce24" table:number-columns-repeated="2"/>
          <table:table-cell table:style-name="ce31" office:value-type="float" office:value="68" calcext:value-type="float">
            <text:p>68</text:p>
          </table:table-cell>
          <table:table-cell table:number-columns-repeated="1015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Кабель USB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  <table:table-cell table:style-name="ce24" table:number-columns-repeated="2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Катушка АБС-пластика 0,75 кг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/>
          <table:table-cell table:style-name="ce26" table:number-columns-repeated="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Банка лака для печати 150 мл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Канцелярские зажимы 32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Наклейка SibRap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2">
          <table:table-cell/>
          <table:table-cell table:style-name="Default" table:number-columns-repeated="3"/>
          <table:table-cell table:style-name="ce24" table:number-columns-repeated="4"/>
          <table:table-cell table:style-name="ce29"/>
          <table:table-cell table:number-columns-repeated="1015"/>
        </table:table-row>
        <table:table-row table:style-name="ro4">
          <table:table-cell/>
          <table:table-cell table:style-name="ce13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ce18" table:number-columns-repeated="2"/>
          <table:table-cell table:number-columns-repeated="1018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18" table:number-columns-repeated="2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3"/>
          <table:table-cell table:style-name="ce21"/>
          <table:table-cell table:style-name="ce18" table:number-columns-repeated="2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8"/>
          <table:table-cell table:style-name="ce22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.00.0000</text:date>, <text:time style:data-style-name="N2" text:time-value="01:23:50.86978564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8-05T01:40:11.200726025</dc:date>
    <meta:editing-cycles>104</meta:editing-cycles>
    <meta:editing-duration>P1DT2H49M24S</meta:editing-duration>
    <meta:print-date>2014-04-23T16:22:44.592000000</meta:print-date>
    <meta:document-statistic meta:table-count="3" meta:cell-count="225" meta:object-count="0"/>
  </office:meta>
</office:document-meta>
</file>